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language="ru" fo:country="RU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P20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Мордовской Алексей Вадим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од переопределением метода подразумевается<text:s/>описание и затем<text:s/>использование классом нового блока операций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Базовый</text:span>,<text:s/><text:span text:style-name="T23">производный</text:span><text:span text:style-name="T24">, абстрактный, интерфейс</text:span><text:span text:style-name="T25"><text:s/></text:span></text:p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<text:s/></text:span><text:span text:style-name="T29">использовать модификатор<text:s/></text:span>final<text:span text:style-name="T30">?</text:span></text:p>
          </table:table-cell>
          <table:table-cell table:style-name="TableCell31">
            <text:p text:style-name="TableContents"><text:span text:style-name="T32">Имея модификатор<text:s/></text:span>final<text:span text:style-name="T33">:</text:span><text:span text:style-name="T34"><text:s/>п</text:span><text:span text:style-name="T35">еременную и метод нельзя переопределить, от класса нельзя наследоваться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Блок<text:s/></text:span>try<text:span text:style-name="T42"><text:s/>используется для перехвата<text:s/></text:span><text:span text:style-name="T43">ошибок</text:span><text:span text:style-name="T44"><text:s/>и создания исключений</text:span><text:span text:style-name="T45"><text:s/>(</text:span><text:span text:style-name="T46">е</text:span><text:span text:style-name="T47">сли его не описать, то программа завершится аварийно). При возникновении<text:s/></text:span><text:span text:style-name="T48">исключения<text:s/></text:span><text:span text:style-name="T49">блок</text:span><text:span text:style-name="T50"><text:s/></text:span>try<text:span text:style-name="T51"><text:s/>завершается, и дальше могут быть описаны: блок<text:s/></text:span>catch<text:span text:style-name="T52"><text:s/>–<text:s/></text:span><text:span text:style-name="T53">предназанчен для обработки ошибки</text:span><text:span text:style-name="T54">, это позволит</text:span><text:span text:style-name="T55"><text:s/>описать операции в случае возникновения исключения</text:span><text:span text:style-name="T56">, блок<text:s/></text:span>finally<text:span text:style-name="T57"><text:s/>–<text:s/></text:span><text:span text:style-name="T58">продолжение программы и</text:span><text:span text:style-name="T59"><text:s/></text:span><text:span text:style-name="T60">не зависит от наличия/отсутствия исключений</text:span></text:p>
          </table:table-cell>
        </table:table-row>
        <table:table-row table:style-name="TableRow61">
          <table:table-cell table:style-name="TableCell62">
            <text:p text:style-name="TableContents"><text:span text:style-name="T63">Какие есть стандартные реализации интерфейса<text:s/></text:span>List<text:span text:style-name="T64"><text:s/></text:span><text:span text:style-name="T65">и в каких ситуациях их нужно использовать?</text:span></text:p>
          </table:table-cell>
          <table:table-cell table:style-name="TableCell66">
            <text:p text:style-name="TableContents">ArrayList<text:span text:style-name="T67">,<text:s/></text:span>LinkedList<text:span text:style-name="T68">.</text:span><text:span text:style-name="T69"><text:s/>В первом случае список является подобием массива, где к каждому элементу можно обращаться по номеру, что п</text:span><text:span text:style-name="T70">озволяет нам быстро получать значения элементов</text:span><text:span text:style-name="T71">. Связный список или<text:s/></text:span>LinkedList<text:span text:style-name="T72"><text:s/>использует вместо номеров элементов ссылки на соседние элементы, таким образом можно легко<text:s/></text:span><text:span text:style-name="T73">добавлять в и удалять из любого места списка лишь поменяв ссылки у соседей. Если у нас много операций на определение значений списка, то лучше использовать<text:s/></text:span>ArrayList<text:span text:style-name="T74">,<text:s/></text:span><text:span text:style-name="T75">если много операций на добавление или удаление, то лучше использовать<text:s/></text:span>LinkedList</text:p>
          </table:table-cell>
        </table:table-row>
        <table:table-row table:style-name="TableRow76">
          <table:table-cell table:style-name="TableCell77">
            <text:p text:style-name="P78">В чём основная идея стримов из пакета java.util.stream?</text:p>
          </table:table-cell>
          <table:table-cell table:style-name="TableCell79">
            <text:p text:style-name="P80">Работа с коллекциями</text:p>
          </table:table-cell>
        </table:table-row>
        <table:table-row table:style-name="TableRow81">
          <table:table-cell table:style-name="TableCell82" table:number-columns-spanned="2">
            <text:p text:style-name="P83">Разное</text:p>
          </table:table-cell>
          <table:covered-table-cell/>
        </table:table-row>
        <table:table-row table:style-name="TableRow84">
          <table:table-cell table:style-name="TableCell85">
            <text:p text:style-name="P86">Каким критериям должна удовлетворять «хорошая» хэш-функция?</text:p>
          </table:table-cell>
          <table:table-cell table:style-name="TableCell87">
            <text:p text:style-name="P88">Минимум коллизий, коллизия хэш-функции – присвоение<text:s/>двум элементам одного хэш-кода</text:p>
          </table:table-cell>
        </table:table-row>
        <table:table-row table:style-name="TableRow89">
          <table:table-cell table:style-name="TableCell90">
            <text:p text:style-name="TableContents"><text:span text:style-name="T91">В чём причина популярности и широкого распространения кодировки<text:s/></text:span>UTF<text:span text:style-name="T92">-8?</text:span></text:p>
          </table:table-cell>
          <table:table-cell table:style-name="TableCell93">
            <text:p text:style-name="TableContents"><text:span text:style-name="T94">Тут играет огромное значение количество кодируемых символов и частота их использования.</text:span><text:span text:style-name="T95"><text:s/>К примеру, количество<text:s/></text:span><text:span text:style-name="T96">символов, которые закодированы в<text:s/></text:span>UTF<text:span text:style-name="T97">-16</text:span><text:span text:style-name="T98">, больше (насколько я знаю, там есть китайские символы и кириллица</text:span><text:span text:style-name="T99"><text:s/>с черточками и без</text:span><text:span text:style-name="T100">), но и их код уже весит 8 байт.<text:s/></text:span><text:span text:style-name="T101">Зачастую необходимо и<text:s/></text:span><text:span text:style-name="T102">достаточн</text:span><text:span text:style-name="T103">о</text:span><text:span text:style-name="T104"><text:s/>использование</text:span><text:span text:style-name="T105"><text:s/>символов</text:span><text:span text:style-name="T106"><text:s/></text:span>UTF<text:span text:style-name="T107">-8</text:span><text:span text:style-name="T108"><text:s/></text:span></text:p>
          </table:table-cell>
        </table:table-row>
        <text:soft-page-break/>
        <table:table-row table:style-name="TableRow109">
          <table:table-cell table:style-name="TableCell110">
            <text:p text:style-name="TableContents"><text:span text:style-name="T111">Сравните форматы<text:s/></text:span>XML<text:span text:style-name="T112"><text:s/></text:span><text:span text:style-name="T113">и<text:s/></text:span>JSON<text:span text:style-name="T114">.<text:s/></text:span><text:span text:style-name="T115">Когда какой использовать?</text:span></text:p>
          </table:table-cell>
          <table:table-cell table:style-name="TableCell116">
            <text:p text:style-name="TableContents">JSON<text:span text:style-name="T117"><text:s/></text:span><text:span text:style-name="T118">файл<text:s/></text:span><text:span text:style-name="T119">представляет из себя</text:span><text:span text:style-name="T120"><text:s/></text:span><text:span text:style-name="T121">набор</text:span><text:span text:style-name="T122"><text:s/>данных, если дословно, то</text:span><text:span text:style-name="T123"><text:s/>в виде</text:span><text:span text:style-name="T124"><text:s/></text:span><text:span text:style-name="T125">объектной нотацией языка<text:s/></text:span>JavaScript<text:span text:style-name="T126">.<text:s/></text:span><text:span text:style-name="T127">Набор</text:span><text:span text:style-name="T128"><text:s/></text:span><text:span text:style-name="T129">простой и<text:s/></text:span><text:span text:style-name="T130">содержит</text:span><text:span text:style-name="T131"><text:s/>ключ:</text:span><text:span text:style-name="T132"><text:s/>значение</text:span><text:span text:style-name="T133">.</text:span></text:p>
            <text:p text:style-name="TableContents">XML<text:span text:style-name="T134"><text:s/></text:span><text:span text:style-name="T135">файл<text:s/></text:span><text:span text:style-name="T136">также позволяет структурированно хранить данные, но<text:s/></text:span><text:span text:style-name="T137">более организованно засчёт<text:s/></text:span><text:span text:style-name="T138">древовидн</text:span><text:span text:style-name="T139">ой</text:span><text:span text:style-name="T140"><text:s/>нотаци</text:span><text:span text:style-name="T141">и</text:span><text:span text:style-name="T142">. Однако это</text:span><text:span text:style-name="T143"><text:s/></text:span><text:span text:style-name="T144">делает<text:s/></text:span><text:span text:style-name="T145">такой<text:s/></text:span><text:span text:style-name="T146">файл<text:s/></text:span><text:span text:style-name="T147">более громо</text:span><text:span text:style-name="T148">зким, тяжелым<text:s/></text:span><text:span text:style-name="T149">и хуже читаемым</text:span><text:span text:style-name="T150">.</text:span></text:p>
            <text:p text:style-name="TableContents"><text:span text:style-name="T151">Думаю, что работа с</text:span><text:span text:style-name="T152"><text:s/>частыми<text:s/></text:span><text:span text:style-name="T153">пакетами<text:s/></text:span><text:span text:style-name="T154">данны</text:span><text:span text:style-name="T155">х</text:span><text:span text:style-name="T156"><text:s/>более эффективна</text:span><text:span text:style-name="T157"><text:s/>в формате</text:span><text:span text:style-name="T158"><text:s/></text:span>JSON<text:span text:style-name="T159"><text:s/>для</text:span><text:span text:style-name="T160"><text:s/></text:span>WEB<text:span text:style-name="T161"><text:s/></text:span><text:span text:style-name="T162">приложени</text:span><text:span text:style-name="T163">й</text:span><text:span text:style-name="T164"><text:s/></text:span><text:span text:style-name="T165">(где немаловажен важен размер</text:span><text:span text:style-name="T166"><text:s/>и, соответственно,<text:s/></text:span><text:span text:style-name="T167">скорость передачи).<text:s/></text:span>XML<text:span text:style-name="T168"><text:s/></text:span><text:span text:style-name="T169">из-за особенностей своего формата,<text:s/></text:span><text:span text:style-name="T170">больше<text:s/></text:span><text:span text:style-name="T171">под</text:span><text:span text:style-name="T172">ходит</text:span><text:span text:style-name="T173"><text:s/></text:span><text:span text:style-name="T174">для организованного<text:s/></text:span><text:span text:style-name="T175">хранения больших<text:s/></text:span><text:span text:style-name="T176">структур данных</text:span><text:span text:style-name="T177">, которые в дальнейшем будут обрабатываются, анализироваться.</text:span></text:p>
          </table:table-cell>
        </table:table-row>
        <table:table-row table:style-name="TableRow178">
          <table:table-cell table:style-name="TableCell179">
            <text:p text:style-name="TableContents"><text:span text:style-name="T180">Опишите что будет происходить «под капотом» после ввода адреса<text:s/></text:span><text:span text:style-name="T181">сайта в браузере и нажатия<text:s/></text:span>Enter<text:span text:style-name="T182">?</text:span></text:p>
          </table:table-cell>
          <table:table-cell table:style-name="TableCell183">
            <text:p text:style-name="TableContents"><text:span text:style-name="T184">Для начала определяется</text:span><text:span text:style-name="T185"><text:s/></text:span>IP<text:span text:style-name="T186"><text:s/>адрес серв</text:span><text:span text:style-name="T187">ера, на котором размещен сайт. Адрес м</text:span><text:span text:style-name="T188">ожет хранится в<text:s/></text:span><text:span text:style-name="T189">системе компьютера и<text:s/></text:span><text:span text:style-name="T190">браузера,<text:s/></text:span><text:span text:style-name="T191">но точно будет хранится на серверах системы<text:s/></text:span>DNS<text:span text:style-name="T192"><text:s/>(общая книга адресов сайтов). Дальше устанавливается с</text:span><text:span text:style-name="T193">оединение путем передачи пакетов по протоколу<text:s/></text:span>TCP<text:span text:style-name="T194"><text:s/>(пакет №1 от браузера к серверу - запрос на соединение серверу, пакет №2 – ответ сервера браузеру, пакет №3 –</text:span><text:span text:style-name="T195"><text:s/>подтверждение соединения с сервером</text:span><text:span text:style-name="T196">).<text:s/></text:span><text:span text:style-name="T197">Дальше общение происходит по протоколу<text:s/></text:span>HTTP<text:span text:style-name="T198"><text:s/></text:span><text:span text:style-name="T199">или<text:s/></text:span>HTTP<text:span text:style-name="T200">, первым пакетом которого является запрос к серверу на получение контента.</text:span></text:p>
          </table:table-cell>
        </table:table-row>
      </table:table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0-12-29T16:09:00Z</meta:creation-date>
    <dc:date>2020-12-29T16:09:00Z</dc:date>
    <meta:template xlink:href="Normal" xlink:type="simple"/>
    <meta:editing-cycles>2</meta:editing-cycles>
    <meta:editing-duration>PT0S</meta:editing-duration>
    <meta:document-statistic meta:page-count="2" meta:paragraph-count="7" meta:word-count="534" meta:character-count="3572" meta:row-count="25" meta:non-whitespace-character-count="3045"/>
  </office:meta>
</office:document-meta>
</file>